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77.2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5" table:number-columns-repeated="1016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Moses Lake Chief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arter</text:p>
          </table:table-cell>
          <table:table-cell table:style-name="ce5" office:value-type="string" calcext:value-type="string">
            <text:p>minutesRemaining</text:p>
          </table:table-cell>
          <table:table-cell table:style-name="ce5" office:value-type="string" calcext:value-type="string">
            <text:p>secondsRemaining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pponentScore</text:p>
          </table:table-cell>
          <table:table-cell table:style-name="ce3" office:value-type="string" calcext:value-type="string">
            <text:p>opponentName</text:p>
          </table:table-cell>
          <table:table-cell table:style-name="ce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ak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ak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cGroth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Groth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cGroth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aldez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aumme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Valdez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dez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Kays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Kays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Drad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ays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rito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Drad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Drade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Valdez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Drad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Drade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cGroth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rade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lema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Tur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Valdez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Tur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ed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url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efke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efke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De Laros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De Laros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ackey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9-04-16T11:32:48Z</meta:creation-date>
    <dc:date>2017-11-25T08:02:31.866000000</dc:date>
    <meta:editing-cycles>11</meta:editing-cycles>
    <meta:editing-duration>PT29M23S</meta:editing-duration>
    <meta:document-statistic meta:table-count="3" meta:cell-count="343" meta:object-count="0"/>
    <meta:user-defined meta:name="Info 1"/>
    <meta:user-defined meta:name="Info 2"/>
    <meta:user-defined meta:name="Info 3"/>
    <meta:user-defined meta:name="Info 4"/>
  </office:meta>
</office:document-meta>
</file>